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Helvetica, san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style:min-row-height="1.085cm"/>
    </style:style>
    <style:style style:name="Tabla2.A1" style:family="table-cell">
      <style:table-cell-properties fo:padding="0.097cm" fo:border="none"/>
    </style:style>
    <style:style style:name="P1" style:family="paragraph" style:parent-style-name="Standard">
      <style:paragraph-properties fo:margin-left="0cm" fo:margin-right="1.515cm" fo:margin-top="0cm" fo:margin-bottom="0.3cm" fo:text-align="center" style:justify-single-word="false" fo:text-indent="0cm" style:auto-text-indent="false"/>
    </style:style>
    <style:style style:name="P2"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style:font-size-asian="10.5pt" style:language-asian="es" style:country-asian="ES" style:font-style-asian="normal" style:font-size-complex="12pt" style:font-style-complex="normal"/>
    </style:style>
    <style:style style:name="P3"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fo:font-weight="bold" style:font-size-asian="10.5pt" style:language-asian="es" style:country-asian="ES" style:font-style-asian="normal" style:font-weight-asian="bold" style:font-size-complex="12pt" style:font-style-complex="normal" style:font-weight-complex="bold"/>
    </style:style>
    <style:style style:name="P4"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5" style:family="paragraph" style:parent-style-name="Table_20_Contents">
      <style:paragraph-properties fo:text-align="center" style:justify-single-word="false"/>
      <style:text-properties style:font-name="Times New Roman" fo:font-size="14pt" style:font-size-asian="14pt" style:font-size-complex="14pt"/>
    </style:style>
    <style:style style:name="P6" style:family="paragraph" style:parent-style-name="Subtitle">
      <style:paragraph-properties fo:margin-top="0.22cm" fo:margin-bottom="0.22cm"/>
      <style:text-properties style:font-name="Times New Roman" style:text-underline-style="none" fo:font-weight="bold" style:language-asian="es" style:country-asian="ES" style:font-weight-asian="bold" style:font-weight-complex="bold"/>
    </style:style>
    <style:style style:name="P7" style:family="paragraph" style:parent-style-name="Title">
      <style:paragraph-properties fo:margin-top="0.22cm" fo:margin-bottom="0.22cm"/>
      <style:text-properties style:font-name="Times New Roman" fo:font-weight="bold" style:language-asian="es" style:country-asian="ES" style:font-weight-asian="bold" style:font-weight-complex="bold"/>
    </style:style>
    <style:style style:name="P8" style:family="paragraph" style:parent-style-name="Title">
      <style:paragraph-properties fo:margin-top="0.22cm" fo:margin-bottom="0.22cm"/>
      <style:text-properties style:font-name="Times New Roman" fo:font-weight="normal" style:language-asian="es" style:country-asian="ES" style:font-weight-asian="normal" style:font-weight-complex="normal"/>
    </style:style>
    <style:style style:name="P9" style:family="paragraph" style:parent-style-name="Title">
      <style:paragraph-properties fo:margin-top="0.22cm" fo:margin-bottom="0.22cm"/>
      <style:text-properties style:font-name="Times New Roman" fo:font-size="20pt" fo:font-weight="bold" style:font-size-asian="20pt" style:language-asian="es" style:country-asian="ES" style:font-weight-asian="bold" style:font-size-complex="20pt" style:font-weight-complex="bold"/>
    </style:style>
    <style:style style:name="P10" style:family="paragraph" style:parent-style-name="Title">
      <style:paragraph-properties fo:margin-top="0.22cm" fo:margin-bottom="0.22cm"/>
      <style:text-properties style:font-name="Times New Roman" fo:font-size="24pt" fo:font-weight="bold" style:font-size-asian="24pt" style:language-asian="es" style:country-asian="ES" style:font-weight-asian="bold" style:font-size-complex="24pt" style:font-weight-complex="bold"/>
    </style:style>
    <style:style style:name="P11" style:family="paragraph" style:parent-style-name="Frame_20_contents">
      <style:text-properties fo:font-size="14pt" style:font-size-asian="14pt" style:font-size-complex="14pt"/>
    </style:style>
    <style:style style:name="P12" style:family="paragraph" style:parent-style-name="Title">
      <style:paragraph-properties fo:margin-top="0cm" fo:margin-bottom="0.212cm" fo:text-align="center" style:justify-single-word="false"/>
      <style:text-properties style:font-name="Times New Roman" fo:font-size="14pt" style:font-size-asian="14pt" style:language-asian="es" style:country-asian="ES" style:font-size-complex="14pt"/>
    </style:style>
    <style:style style:name="P13" style:family="paragraph" style:parent-style-name="Title">
      <style:paragraph-properties fo:margin-top="0cm" fo:margin-bottom="0.423cm" fo:text-align="center" style:justify-single-word="false"/>
      <style:text-properties style:font-name="Times New Roman" fo:font-size="14pt" style:font-size-asian="14pt" style:font-size-complex="14pt"/>
    </style:style>
    <style:style style:name="P14" style:family="paragraph" style:parent-style-name="Standard">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15"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16" style:family="paragraph" style:parent-style-name="Standard">
      <style:paragraph-properties fo:margin-left="0cm" fo:margin-right="1.515cm" fo:margin-top="0cm" fo:margin-bottom="0.3cm" fo:text-align="start"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17"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normal" style:font-size-asian="14pt" style:language-asian="es" style:country-asian="ES" style:font-weight-asian="normal" style:font-size-complex="14pt" style:font-weight-complex="normal"/>
    </style:style>
    <style:style style:name="P1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fo:font-weight="bold" style:font-size-asian="10.5pt" style:language-asian="es" style:country-asian="ES" style:font-style-asian="normal" style:font-weight-asian="bold" style:font-size-complex="12pt" style:font-style-complex="normal" style:font-weight-complex="bold"/>
    </style:style>
    <style:style style:name="P19"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20" style:family="paragraph" style:parent-style-name="Standard" style:list-style-name="L2">
      <style:paragraph-properties fo:margin-left="0cm" fo:margin-right="0cm" fo:margin-top="0cm" fo:margin-bottom="0.199cm" fo:text-align="justify" style:justify-single-word="false" fo:text-indent="0cm" style:auto-text-indent="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list-style-name="L3"/>
    <style:style style:name="P24" style:family="paragraph" style:parent-style-name="Title" style:master-page-name="First_20_Page">
      <style:paragraph-properties fo:margin-top="0.22cm" fo:margin-bottom="0.22cm" style:page-number="auto"/>
      <style:text-properties style:font-name="Times New Roman" fo:font-weight="bold" style:language-asian="es" style:country-asian="ES" style:font-weight-asian="bold" style:font-weight-complex="bold"/>
    </style:style>
    <style:style style:name="P25" style:family="paragraph" style:parent-style-name="Title">
      <style:paragraph-properties fo:margin-top="0cm" fo:margin-bottom="0.423cm" fo:text-align="center" style:justify-single-word="false"/>
      <style:text-properties style:font-name="Times New Roman" fo:font-size="14pt" style:font-size-asian="14pt" style:font-size-complex="14pt"/>
    </style:style>
    <style:style style:name="P26" style:family="paragraph" style:parent-style-name="heading_20_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27" style:family="paragraph" style:parent-style-name="heading_20_1" style:list-style-name="L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28" style:family="paragraph" style:parent-style-name="heading_20_1">
      <style:paragraph-properties fo:margin-top="0cm" fo:margin-bottom="0.3cm" fo:text-align="start" style:justify-single-word="false"/>
      <style:text-properties style:font-name="Times New Roman" fo:font-size="14pt" style:text-underline-style="solid" style:text-underline-width="auto" style:text-underline-color="font-color" fo:font-weight="normal" style:font-size-asian="14pt" style:language-asian="es" style:country-asian="ES" style:font-weight-asian="normal" style:font-size-complex="14pt" style:font-weight-complex="normal"/>
    </style:style>
    <style:style style:name="P29" style:family="paragraph" style:parent-style-name="heading_20_1">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30" style:family="paragraph" style:parent-style-name="heading_20_1">
      <style:paragraph-properties fo:margin-left="0cm" fo:margin-right="0cm" fo:margin-top="0cm" fo:margin-bottom="0.3cm" fo:text-align="start" style:justify-single-word="false" fo:text-indent="0cm" style:auto-text-indent="false"/>
      <style:text-properties style:font-name="Times New Roman" fo:font-size="20pt" style:text-underline-style="solid" style:text-underline-width="auto" style:text-underline-color="font-color" fo:font-weight="bold" style:font-size-asian="20pt" style:language-asian="es" style:country-asian="ES" style:font-weight-asian="bold" style:font-size-complex="20pt" style:font-weight-complex="bold"/>
    </style:style>
    <style:style style:name="P31" style:family="paragraph" style:parent-style-name="Subtitle">
      <style:paragraph-properties fo:margin-top="0.22cm" fo:margin-bottom="0.22cm"/>
      <style:text-properties style:font-name="Times New Roman" fo:font-size="14pt" fo:font-weight="bold" style:font-size-asian="14pt" style:language-asian="es" style:country-asian="ES" style:font-weight-asian="bold" style:font-size-complex="14pt" style:font-weight-complex="bold"/>
    </style:style>
    <style:style style:name="T1" style:family="text">
      <style:text-properties style:font-name="Times New Roman" fo:font-size="14pt" fo:font-weight="bold" style:font-size-asian="14pt" style:language-asian="es" style:country-asian="ES" style:font-weight-asian="bold" style:font-size-complex="14pt" style:font-weight-complex="bold"/>
    </style:style>
    <style:style style:name="T2" style:family="text">
      <style:text-properties style:font-name="Times New Roman" fo:font-size="14pt" fo:font-weight="normal" style:font-size-asian="14pt" style:language-asian="es" style:country-asian="ES" style:font-weight-asian="normal" style:font-size-complex="14pt" style:font-weight-complex="normal"/>
    </style:style>
    <style:style style:name="T3" style:family="text">
      <style:text-properties fo:color="#0000ff" style:text-underline-style="solid" style:text-underline-width="auto" style:text-underline-color="font-color" style:language-asian="es" style:country-asian="ES"/>
    </style:style>
    <style:style style:name="T4" style:family="text">
      <style:text-properties style:language-asian="es" style:country-asian="ES"/>
    </style:style>
    <style:style style:name="T5" style:family="text">
      <style:text-properties style:text-underline-style="none"/>
    </style:style>
    <style:style style:name="T6" style:family="text">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T7" style:family="text">
      <style:text-properties fo:color="#000000" style:font-name="Times New Roman" fo:font-size="14pt" fo:font-style="normal" style:text-underline-style="none" fo:font-weight="bold" style:font-size-asian="14pt" style:language-asian="es" style:country-asian="ES" style:font-style-asian="normal" style:font-weight-asian="bold" style:font-size-complex="14pt" style:font-style-complex="normal" style:font-weight-complex="bold"/>
    </style:style>
    <style:style style:name="T8" style:family="text">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T9" style:family="text">
      <style:text-properties fo:font-style="italic" style:font-style-asian="italic" style:font-style-complex="italic"/>
    </style:style>
    <style:style style:name="T10" style:family="text">
      <style:text-properties style:text-position="super 58%"/>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7"/>
      <text:p text:style-name="P7">Facultad de Informática</text:p>
      <text:p text:style-name="P6">Euskal Herriko Unibertsitatea – Universidad del País Vasco</text:p>
      <text:p text:style-name="P8">Curso 2011-2012</text:p>
      <text:p text:style-name="P7"/>
      <text:p text:style-name="P7"/>
      <text:p text:style-name="P9">Proyecto de Estructura de Computadores:</text:p>
      <text:p text:style-name="P10">Gravity DS </text:p>
      <text:p text:style-name="P31"/>
      <text:list xml:id="list306398070" text:style-name="L1">
        <text:list-header>
          <text:h text:style-name="P27" text:outline-level="1"/>
        </text:list-header>
      </text:list>
      <text:h text:style-name="P26" text:outline-level="1"/>
      <text:h text:style-name="P28" text:outline-level="1">Proyecto desarrolado por Puma Corporation<text:span text:style-name="T10">TM</text:span><text:span text:style-name="T5">, cuyos integrantes son</text:span>:</text:h>
      <table:table table:name="Tabla2" table:style-name="Tabla2">
        <table:table-column table:style-name="Tabla2.A" table:number-columns-repeated="3"/>
        <table:table-row table:style-name="Tabla2.1">
          <table:table-cell table:style-name="Tabla2.A1" office:value-type="string">
            <text:p text:style-name="P11"><text:s/>Daniel Franco Barranco</text:p>
          </table:table-cell>
          <table:table-cell table:style-name="Tabla2.A1" office:value-type="string">
            <text:p text:style-name="P5">Asier Mujika Aramendia</text:p>
          </table:table-cell>
          <table:table-cell table:style-name="Tabla2.A1" office:value-type="string">
            <text:p text:style-name="P5">Iván Matellanes Pastoriza</text:p>
          </table:table-cell>
        </table:table-row>
        <table:table-row>
          <table:table-cell table:style-name="Tabla2.A1" office:value-type="string">
            <text:p text:style-name="P12">Facultad de Informática (UPV/EHU)</text:p>
          </table:table-cell>
          <table:table-cell table:style-name="Tabla2.A1" office:value-type="string">
            <text:p text:style-name="P12">Facultad de Informática (UPV/EHU)</text:p>
          </table:table-cell>
          <table:table-cell table:style-name="Tabla2.A1" office:value-type="string">
            <text:p text:style-name="P12">Facultad de Informática (UPV/EHU)</text:p>
          </table:table-cell>
        </table:table-row>
        <table:table-row>
          <table:table-cell table:style-name="Tabla2.A1" office:value-type="string">
            <text:p text:style-name="P13"><text:span text:style-name="T4">e-mail:</text:span><text:a xlink:type="simple" xlink:href="mailto:%7Bgonzalo.alvarez@ehu.es">{d</text:a><text:span text:style-name="T3">franco007@ehu.e</text:span><text:a xlink:type="simple" xlink:href="mailto:j.martin@ehu.es">s</text:a><text:span text:style-name="T4">}</text:span></text:p>
          </table:table-cell>
          <table:table-cell table:style-name="Tabla2.A1" office:value-type="string">
            <text:p text:style-name="P13"><text:span text:style-name="T4">e-mail:</text:span><text:a xlink:type="simple" xlink:href="mailto:%7Bgonzalo.alvarez@ehu.es">{</text:a><text:span text:style-name="T3">amujika009@ehu.e</text:span><text:a xlink:type="simple" xlink:href="mailto:j.martin@ehu.es">s</text:a><text:span text:style-name="T4">}</text:span></text:p>
          </table:table-cell>
          <table:table-cell table:style-name="Tabla2.A1" office:value-type="string">
            <text:p text:style-name="P13"><text:span text:style-name="T4">e-mail:</text:span><text:a xlink:type="simple" xlink:href="mailto:%7Bimatellanesxxx@ehu.es">{imatellanes</text:a><text:span text:style-name="T3">003</text:span><text:a xlink:type="simple" xlink:href="mailto:%7Bimatellanesxxx@ehu.es">@ehu.es</text:a><text:span text:style-name="T4">}</text:span></text:p>
          </table:table-cell>
        </table:table-row>
      </table:table>
      <text:h text:style-name="P29" text:outline-level="1"/>
      <text:p text:style-name="P14"/>
      <text:p text:style-name="P1"><text:span text:style-name="T2">Profesora:</text:span><text:span text:style-name="T1"> Edurne Larraza Mendiluze</text:span></text:p>
      <text:p text:style-name="P14"/>
      <text:p text:style-name="P14"/>
      <text:p text:style-name="P15"/>
      <text:p text:style-name="P17">Donostia, a 17 de Mayo de 2012</text:p>
      <text:p text:style-name="P16"><text:soft-page-break/></text:p>
      <text:h text:style-name="P30" text:outline-level="1">Índice</text:h>
      <text:p text:style-name="P2"/>
      <text:p text:style-name="P3">1. RESUMEN....................................................................................................................................3</text:p>
      <text:p text:style-name="P3"/>
      <text:p text:style-name="P3">2. INTRODUCCIÓN........................................................................................................................X</text:p>
      <text:p text:style-name="P3"><text:tab/>2.1 Lorem ipsum....................................................................................................................X</text:p>
      <text:p text:style-name="P3"><text:tab/>2.2 Lorem ipsum....................................................................................................................X</text:p>
      <text:p text:style-name="P3"/>
      <text:p text:style-name="P3">3. CORPUS.........................................................................................................................................X</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text:tab/>1. </text:span>RESUMEN</text:p>
      <text:p text:style-name="P4"/>
      <text:p text:style-name="P21"><text:span text:style-name="T6"><text:tab/></text:span>Gravity DS es un videojuego de habilidad para Nintendo DS cuyo principal objetivo es evitar caer de las plataformas y aguantar el mayor tiempo posible jugando. El jugador posee el control del sentido gravitatorio, siendo ésta la única herramienta de la que dispone para mantenerse con vida. No se puede controlar el movimiento del personaje, es automático. Lo fundamental es evitar los obstáculos que se encuentran por el camino. Es necesario poner los cinco sentidos en la pantalla, y contar con destreza y reflejos para lograr una gran cantidad de puntos y entrar en el <text:span text:style-name="T9">ranking</text:span> de mejores puntuaciones. Opcionalmente, las monedas que aparecen de forma aleatoria a lo largo de la pantalla se pueden coger pulsando la pantalla táctil y suponen una bonificación de puntuación. El entretenimiento está garantizado.</text:p>
      <text:p text:style-name="P21"/>
      <text:p text:style-name="P22">Palabras clave: videojuego, gravedad, plataformas, aguantar</text:p>
      <text:p text:style-name="P22"/>
      <text:list xml:id="list444282300" text:style-name="L2">
        <text:list-item>
          <text:list>
            <text:list-item>
              <text:list>
                <text:list-header>
                  <text:p text:style-name="P20"><text:span text:style-name="T7">3. </text:span><text:span text:style-name="T8">OBJETIVOS</text:span></text:p>
                </text:list-header>
              </text:list>
            </text:list-item>
          </text:list>
        </text:list-item>
      </text:list>
      <text:p text:style-name="P4"/>
      <text:p text:style-name="Standard"><text:tab/>Los principales objetivos de este proyecto son los siguientes:</text:p>
      <text:p text:style-name="Standard"/>
      <text:list xml:id="list1219340733" text:style-name="L3">
        <text:list-item>
          <text:p text:style-name="P23">Aprender cómo funciona el subsistema de entrada/salida en un computador real.</text:p>
        </text:list-item>
        <text:list-item>
          <text:p text:style-name="P23">Comprender y utilizar el entorno de trabajo de la Nintendo DS.</text:p>
        </text:list-item>
        <text:list-item>
          <text:p text:style-name="P23">Conocer de primera mano las etapas de desarrollo de un proyecto científico-técnico.</text:p>
        </text:list-item>
        <text:list-item>
          <text:p text:style-name="P23">Mejorar las capacidades de comunicación y trabajo en equipo.</text:p>
        </text:list-item>
        <text:list-item>
          <text:p text:style-name="P23">Perfeccionar las habilidades de expresión oral y escrita.</text:p>
        </text:list-item>
        <text:list-item>
          <text:p text:style-name="P23">Asentar las bases adquiridas de programación estructur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Helvetica, san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paragraph-properties fo:keep-with-next="always"/>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i"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1T23:14:52.57</meta:creation-date>
    <dc:date>2012-05-15T12:51:47</dc:date>
    <meta:editing-duration>PT2H6M35S</meta:editing-duration>
    <meta:editing-cycles>16</meta:editing-cycles>
    <meta:generator>LibreOffice/3.5$Linux_X86_64 LibreOffice_project/350m1$Build-2</meta:generator>
    <meta:document-statistic meta:table-count="1" meta:image-count="0" meta:object-count="0" meta:page-count="3" meta:paragraph-count="34" meta:word-count="287" meta:character-count="2586" meta:non-whitespace-character-count="2330"/>
  </office:meta>
</office:document-meta>
</file>